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pt"/>
    </style:style>
    <style:style style:name="co2" style:family="table-column">
      <style:table-column-properties fo:break-before="auto" style:column-width="147.34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405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71.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3" office:value-type="string" calcext:value-type="string">
            <text:p>Number required for emc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ain relief moun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ain relief mount low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 rod moun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table:style-name="Default" office:value-type="string" calcext:value-type="string">
            <text:p>In tes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office:value-type="string" calcext:value-type="string">
            <text:p>Ready to pri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l from current olive</text:p>
          </table:table-cell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same gcode as foxglove</text:p>
          </table:table-cell>
        </table:table-row>
        <table:table-row table:style-name="ro2">
          <table:table-cell/>
          <table:table-cell office:value-type="string" calcext:value-type="string">
            <text:p>Beefy extruder idler</text:p>
          </table:table-cell>
          <table:table-cell office:value-type="string" calcext:value-type="string">
            <text:p>NEW!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efy idler latch</text:p>
          </table:table-cell>
          <table:table-cell office:value-type="string" calcext:value-type="string">
            <text:p>NEW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 suppor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 bracke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d clip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per bearing 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uder fan mount</text:p>
          </table:table-cell>
          <table:table-cell table:style-name="Default" office:value-type="string" calcext:value-type="string">
            <text:p>Not created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5:04:45.998977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7T15:16:12.032875263</dc:date>
    <meta:editing-duration>PT5H46M50S</meta:editing-duration>
    <meta:editing-cycles>11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105" meta:object-count="0"/>
  </office:meta>
</office:document-meta>
</file>